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U" svg:font-family="U" style:font-adornments="Normal"/>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Ubuntu2" svg:font-family="Ubuntu" style:font-family-generic="system" style:font-pitch="variable"/>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Heading_20_1" style:list-style-name="WWNum1">
      <style:text-properties style:font-name="Ubuntu" fo:font-size="20pt" officeooo:rsid="000c8300" officeooo:paragraph-rsid="000c8300" style:font-name-asian="Ubuntu2" style:font-size-asian="20pt" style:font-name-complex="Ubuntu2" style:font-size-complex="20pt"/>
    </style:style>
    <style:style style:name="P3" style:family="paragraph" style:parent-style-name="normal">
      <style:text-properties style:font-name="Ubuntu" style:font-name-asian="Ubuntu2" style:font-name-complex="Ubuntu2"/>
    </style:style>
    <style:style style:name="P4" style:family="paragraph" style:parent-style-name="normal">
      <style:text-properties style:font-name="Ubuntu" style:font-name-asian="Ubuntu2" style:font-name-complex="Ubuntu2"/>
    </style:style>
    <style:style style:name="P5" style:family="paragraph" style:parent-style-name="normal">
      <style:paragraph-properties fo:text-align="start" style:justify-single-word="false"/>
      <style:text-properties style:font-name="Ubuntu" fo:font-size="24pt" style:font-name-asian="Ubuntu2" style:font-size-asian="24pt" style:font-name-complex="Ubuntu2" style:font-size-complex="24pt"/>
    </style:style>
    <style:style style:name="P6" style:family="paragraph" style:parent-style-name="normal">
      <style:paragraph-properties fo:text-align="center" style:justify-single-word="false"/>
      <style:text-properties style:font-name="Ubuntu" fo:font-size="24pt" style:font-name-asian="Ubuntu2" style:font-size-asian="24pt" style:font-name-complex="Ubuntu2" style:font-size-complex="24pt"/>
    </style:style>
    <style:style style:name="P7" style:family="paragraph" style:parent-style-name="normal">
      <style:paragraph-properties fo:text-align="center" style:justify-single-word="false"/>
      <style:text-properties style:font-name="Ubuntu" fo:font-size="48pt" officeooo:rsid="000be96d" officeooo:paragraph-rsid="000be96d" style:font-name-asian="Ubuntu2" style:font-size-asian="48pt" style:font-name-complex="Ubuntu2" style:font-size-complex="48pt"/>
    </style:style>
    <style:style style:name="P8" style:family="paragraph" style:parent-style-name="normal">
      <style:text-properties style:font-name="Ubuntu" fo:font-size="20pt" officeooo:rsid="000c8300" officeooo:paragraph-rsid="000c8300" style:font-name-asian="Ubuntu2" style:font-size-asian="20pt" style:font-name-complex="Ubuntu2" style:font-size-complex="20pt"/>
    </style:style>
    <style:style style:name="P9" style:family="paragraph" style:parent-style-name="normal" style:list-style-name="WWNum1">
      <style:text-properties style:font-name="Ubuntu" fo:font-size="20pt" officeooo:rsid="000ce0db" officeooo:paragraph-rsid="000ce0db" style:font-name-asian="Ubuntu2" style:font-size-asian="20pt" style:font-name-complex="Ubuntu2" style:font-size-complex="20pt"/>
    </style:style>
    <style:style style:name="P10" style:family="paragraph" style:parent-style-name="normal">
      <style:text-properties style:font-name="Ubuntu" fo:font-size="20pt" officeooo:rsid="000ce0db" officeooo:paragraph-rsid="000ce0db" style:font-name-asian="Ubuntu2" style:font-size-asian="20pt" style:font-name-complex="Ubuntu2" style:font-size-complex="20pt"/>
    </style:style>
    <style:style style:name="P11" style:family="paragraph" style:parent-style-name="normal">
      <style:text-properties style:font-name="Ubuntu" fo:font-size="11pt" officeooo:rsid="000df521" officeooo:paragraph-rsid="000e69d4" style:font-name-asian="Ubuntu2" style:font-size-asian="9.60000038146973pt" style:font-name-complex="Ubuntu2" style:font-size-complex="11pt"/>
    </style:style>
    <style:style style:name="P12" style:family="paragraph" style:parent-style-name="normal">
      <style:text-properties style:font-name="Ubuntu" fo:font-size="11pt" officeooo:rsid="000ec28a" officeooo:paragraph-rsid="000ec28a" style:font-name-asian="Ubuntu2" style:font-size-asian="9.60000038146973pt" style:font-name-complex="Ubuntu2" style:font-size-complex="11pt"/>
    </style:style>
    <style:style style:name="P13" style:family="paragraph" style:parent-style-name="normal">
      <style:paragraph-properties fo:text-align="start" style:justify-single-word="false"/>
    </style:style>
    <style:style style:name="P14" style:family="paragraph" style:parent-style-name="normal">
      <style:paragraph-properties fo:text-align="center" style:justify-single-word="false"/>
    </style:style>
    <style:style style:name="P15" style:family="paragraph" style:parent-style-name="normal">
      <style:paragraph-properties fo:text-align="end" style:justify-single-word="false"/>
    </style:style>
    <style:style style:name="P16" style:family="paragraph" style:parent-style-name="normal">
      <style:paragraph-properties fo:text-align="end" style:justify-single-word="false"/>
      <style:text-properties officeooo:paragraph-rsid="000be96d"/>
    </style:style>
    <style:style style:name="P17" style:family="paragraph" style:parent-style-name="normal">
      <style:paragraph-properties fo:margin-left="1.27cm" fo:margin-right="0cm" fo:text-indent="0cm" style:auto-text-indent="false"/>
      <style:text-properties style:font-name="Ubuntu" style:font-name-asian="Ubuntu2" style:font-name-complex="Ubuntu2"/>
    </style:style>
    <style:style style:name="P18" style:family="paragraph" style:parent-style-name="normal" style:master-page-name="Standard">
      <style:paragraph-properties style:page-number="1"/>
      <style:text-properties style:font-name="Ubuntu" style:font-name-asian="Ubuntu2" style:font-name-complex="Ubuntu2"/>
    </style:style>
    <style:style style:name="P19" style:family="paragraph">
      <loext:graphic-properties draw:fill="solid" draw:fill-color="#a0a0a0"/>
      <style:paragraph-properties fo:text-align="center"/>
    </style:style>
    <style:style style:name="T1" style:family="text">
      <style:text-properties style:font-name="Ubuntu" fo:font-size="24pt" style:font-name-asian="Ubuntu2" style:font-size-asian="24pt" style:font-name-complex="Ubuntu2" style:font-size-complex="24pt"/>
    </style:style>
    <style:style style:name="T2" style:family="text">
      <style:text-properties style:font-name="Ubuntu" fo:font-size="24pt" officeooo:rsid="000be96d" style:font-name-asian="Ubuntu2" style:font-size-asian="24pt" style:font-name-complex="Ubuntu2" style:font-size-complex="24pt"/>
    </style:style>
    <style:style style:name="T3" style:family="text">
      <style:text-properties style:font-name="Ubuntu" style:font-name-asian="Ubuntu2" style:font-name-complex="Ubuntu2"/>
    </style:style>
    <style:style style:name="T4" style:family="text">
      <style:text-properties style:font-name="Ubuntu" officeooo:rsid="000be96d" style:font-name-asian="Ubuntu2" style:font-name-complex="Ubuntu2"/>
    </style:style>
    <style:style style:name="T5" style:family="text">
      <style:text-properties fo:background-color="#4a86e8" loext:char-shading-value="0"/>
    </style:style>
    <style:style style:name="T6" style:family="text">
      <style:text-properties officeooo:rsid="000df8c1"/>
    </style:style>
    <style:style style:name="T7" style:family="text">
      <style:text-properties officeooo:rsid="000e69d4"/>
    </style:style>
    <style:style style:name="T8" style:family="text">
      <style:text-properties officeooo:rsid="000ec28a"/>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style:style>
    <style:style style:name="gr3"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Control de Versions</text:p>
      <text:p text:style-name="P14"><text:span text:style-name="T1">DAM 1 M05 UF</text:span><text:span text:style-name="T2">2</text:span></text:p>
      <text:p text:style-name="P6"/>
      <text:p text:style-name="P14"><text:span text:style-name="T1"/></text:p>
      <text:p text:style-name="P6"/>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draw:rect text:anchor-type="as-char" style:rel-width="100%" draw:z-index="0" draw:style-name="gr3" draw:text-style-name="P19" svg:width="15.922cm" svg:height="0.054cm"><text:p/></draw:rect></text:p>
      <text:p text:style-name="P15"><text:span text:style-name="T3"/></text:p>
      <text:p text:style-name="P15"><text:span text:style-name="T3"/></text:p>
      <text:p text:style-name="P16"><text:span text:style-name="T3">22/02/2023<text:tab/><text:tab/><text:tab/><text:tab/><text:tab/><text:tab/><text:tab/><text:tab/><text:tab/>Javier García Vera<text:tab/><text:tab/><text:tab/><text:tab/><text:tab/><text:tab/><text:tab/><text:tab/> <text:s text:c="5"/></text:span></text:p>
      <text:p text:style-name="P16"><text:span text:style-name="T3"/></text:p>
      <text:p text:style-name="P14"><text:soft-page-break/><text:span text:style-name="T1">ÍNDEX</text:span></text:p>
      <text:p text:style-name="P5"/>
      <text:p text:style-name="P3"/>
      <text:table-of-content text:style-name="Sect1" text:protected="true" text:name="Índex de contingu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a xlink:type="simple" xlink:href="#__RefHeading___Toc177_325692437" text:style-name="Index_20_Link" text:visited-style-name="Index_20_Link">1. Introducció<text:tab/>3</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040180850" text:style-name="WWNum1">
        <text:list-item>
          <text:p text:style-name="P2"><text:bookmark-start text:name="__RefHeading___Toc177_325692437"/><text:soft-page-break/>Introducció<text:bookmark-end text:name="__RefHeading___Toc177_325692437"/></text:p>
        </text:list-item>
      </text:list>
      <text:p text:style-name="P12">En aquest document es tractaràn diferents apartats sobre la gestió de versions, els seus avantatges, desavantatges, dificultats, ajudes, i més informació sobre una eina que, ben utilitzada, agilitza molt la producció sobre tot en entorns de cooperació.</text:p>
      <text:p text:style-name="P12"/>
      <text:p text:style-name="P12">Abans de començar cal dir que hi ha apartats objectius i subjectius en aquest document, </text:p>
      <text:p text:style-name="P12">tota la informació dins del document està subjecte a canvis i pot quedar obsoleta ràpidament.</text:p>
      <text:p text:style-name="P12"/>
      <text:p text:style-name="P12">Ara si, comencem amb un apartat subjectiu, una experiència personal.</text:p>
      <text:p text:style-name="P12"/>
      <text:p text:style-name="P12"/>
      <text:p text:style-name="P12"/>
      <text:list xml:id="list170008566844121" text:continue-numbering="true" text:style-name="WWNum1">
        <text:list-item>
          <text:p text:style-name="P9">La meva Història de po<text:span text:style-name="T8">r</text:span></text:p>
        </text:list-item>
      </text:list>
      <text:p text:style-name="P10"/>
      <text:p text:style-name="P11">La meva història de por va ser quan estava fent un projecte tècnic al grau mitjà utilitzant Microsoft Sharepoint. Els majors problemes que vam tenir van ser que cadascú treballava quan podia des d’on podia, aixó va significar que alguns vam estar treballant al mateix document a la mateixa vegada <text:span text:style-name="T6">i algú potser ho volia corregir aquella nit. </text:span></text:p>
      <text:p text:style-name="P11"><text:span text:style-name="T6">Ho vam gestionar fent servir Sharepoint i Onedrive, de manera que la versió del document que es carregava al obrir de manera local era la última que vam tenir quan hi havia conexió al Sharepoint.</text:span></text:p>
      <text:p text:style-name="P11"/>
      <text:p text:style-name="P11"><text:span text:style-name="T7">Aixó ens va fer adoptar una manera de control de versions una mica rudimentària, quan modificàvem un arxiu, el guardàvem amb el nom de l’arxiu, el nom de qui ho ha modificat i el dia i la hora de la modificació, i després quan ens posàvem d’acord a clase revisavem els canvis i els implementàvem agafant-los des de els documents guardats amb el format explicat i posant-los on corresponia del document principal o Main. </text:span></text:p>
      <text:p text:style-name="P11"/>
      <text:p text:style-name="P11"><text:span text:style-name="T7">Això, encara que era una mica laboriós, significava que mai no es perdia ni canviava el document main sense saber-ho els membres del grup. <text:s/>També significaba que en cas que es volgués revertir un canvi a un dels documents no main sempre es podia copiar des de la ultima versió del document main. </text:span></text:p>
      <text:p text:style-name="P11"/>
      <text:p text:style-name="P11"><text:span text:style-name="T7">Aquesta situació va durar aproximadament 2 mesos abans de que acabéssim el projecte. Es va entregar el document main sense cap problema</text:span></text:p>
      <text:p text:style-name="P10"/>
      <text:list xml:id="list170007817250796" text:continue-numbering="true" text:style-name="WWNum1">
        <text:list-item>
          <text:p text:style-name="P9">Comparació de SVCs </text:p>
        </text:list-item>
      </text:list>
      <text:p text:style-name="P10"/>
      <text:list xml:id="list170008512561093" text:continue-numbering="true" text:style-name="WWNum1">
        <text:list-item>
          <text:p text:style-name="P9">Quantes versions guardem</text:p>
        </text:list-item>
      </text:list>
      <text:p text:style-name="P10"/>
      <text:list xml:id="list170008339323288" text:continue-numbering="true" text:style-name="WWNum1">
        <text:list-item>
          <text:p text:style-name="P9"><text:soft-page-break/>Configuració global</text:p>
        </text:list-item>
      </text:list>
      <text:p text:style-name="P10"/>
      <text:list xml:id="list170009418663496" text:continue-numbering="true" text:style-name="WWNum1">
        <text:list-item>
          <text:p text:style-name="P9">Comandes d’ajut</text:p>
        </text:list-item>
      </text:list>
      <text:p text:style-name="P10"/>
      <text:list xml:id="list170009263123592" text:continue-numbering="true" text:style-name="WWNum1">
        <text:list-item>
          <text:p text:style-name="P9">Configuració inicial</text:p>
        </text:list-item>
      </text:list>
      <text:p text:style-name="P10"/>
      <text:list xml:id="list170009597217207" text:continue-numbering="true" text:style-name="WWNum1">
        <text:list-item>
          <text:p text:style-name="P9">Resum de comandes</text:p>
        </text:list-item>
      </text:list>
      <text:p text:style-name="P10"/>
      <text:list xml:id="list170009087072705" text:continue-numbering="true" text:style-name="WWNum1">
        <text:list-item>
          <text:p text:style-name="P9">Comptem objectes</text:p>
        </text:list-item>
      </text:list>
      <text:p text:style-name="P10"/>
      <text:list xml:id="list170009066929792" text:continue-numbering="true" text:style-name="WWNum1">
        <text:list-item>
          <text:p text:style-name="P9">Una mica de pràctica</text:p>
        </text:list-item>
      </text:list>
      <text:p text:style-name="P10"/>
      <text:list xml:id="list170007837558766" text:continue-numbering="true" text:style-name="WWNum1">
        <text:list-item>
          <text:p text:style-name="P9">Visualització</text:p>
        </text:list-item>
      </text:list>
      <text:p text:style-name="P10"/>
      <text:list xml:id="list170008363208300" text:continue-numbering="true" text:style-name="WWNum1">
        <text:list-item>
          <text:p text:style-name="P9">L’art de les comandes</text:p>
          <text:p text:style-name="P9"><text:s/></text:p>
        </text:list-item>
      </text:list>
      <text:p text:style-name="P10"/>
      <text:p text:style-name="P10"/>
      <text:p text:style-name="P8"/>
      <text:p text:style-name="P17"/>
      <text:p text:style-name="P17"/>
      <text:p text:style-name="P3"/>
      <text:p text:style-name="P17"/>
      <text:p text:style-name="P17"/>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U" svg:font-family="U" style:font-adornments="Normal"/>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left="1.27cm" fo:margin-right="0cm" fo:margin-top="0cm" fo:margin-bottom="0.106cm" style:contextual-spacing="false" fo:line-height="100%" fo:keep-together="always" fo:text-indent="-0.635cm" style:auto-text-indent="false" fo:keep-with-next="always"/>
      <style:text-properties fo:font-size="24pt" style:font-size-asian="24pt" style:font-size-complex="24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style:font-name="Ubuntu1" fo:font-family="Ubuntu" style:font-style-name="Normal"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U" fo:font-family="U" style:font-style-name="Normal"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T1" style:family="text">
      <style:text-properties fo:background-color="#4a86e8" loext:char-shading-value="0"/>
    </style:style>
    <style:style style:name="MT2" style:family="text">
      <style:text-properties style:font-name="Ubuntu" style:font-name-asian="Ubuntu2" style:font-name-complex="Ubuntu2"/>
    </style:style>
    <style:style style:name="MT3" style:family="text">
      <style:text-properties style:font-name="Ubuntu" officeooo:rsid="000be96d" style:font-name-asian="Ubuntu2" style:font-name-complex="Ubuntu2"/>
    </style:style>
    <style:style style:name="M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normal"><text:span text:style-name="MT1"/></text:p>
        <text:p text:style-name="normal"><draw:rect text:anchor-type="as-char" style:rel-width="100%" draw:z-index="4" draw:style-name="Mgr1" draw:text-style-name="MP1" svg:width="15.922cm" svg:height="0.054cm"><text:p/></draw:rect></text:p>
      </style:header>
      <style:footer>
        <text:p text:style-name="normal"/>
        <text:p text:style-name="normal"><draw:rect text:anchor-type="as-char" style:rel-width="100%" draw:z-index="8" draw:style-name="Mgr1" draw:text-style-name="MP1" svg:width="15.922cm" svg:height="0.054cm"><text:p/></draw:rect><text:span text:style-name="MT2">5</text:span><text:span text:style-name="MT3">2</text:span><text:span text:style-name="MT2">_0</text:span><text:span text:style-name="MT3">1</text:span><text:span text:style-name="MT2">_El meu projecte <text:tab/><text:tab/><text:tab/>Versió 1.0 <text:tab/><text:tab/><text:tab/><text:tab/> <text:s/></text:span><text:page-number text:select-page="current">4</text:page-number><text:span text:style-name="MT2"><text:s/>de 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21T17:00:07.563825957</dc:date>
    <meta:editing-duration>PT19M42S</meta:editing-duration>
    <meta:editing-cycles>4</meta:editing-cycles>
    <meta:generator>LibreOffice/7.0.4.2$Linux_X86_64 LibreOffice_project/00$Build-2</meta:generator>
    <meta:document-statistic meta:table-count="0" meta:image-count="0" meta:object-count="0" meta:page-count="4" meta:paragraph-count="30" meta:word-count="386" meta:character-count="2287" meta:non-whitespace-character-count="1902"/>
  </office:meta>
</office:document-meta>
</file>